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7a4" officeooo:paragraph-rsid="001787a4"/>
    </style:style>
    <style:style style:name="P2" style:family="paragraph" style:parent-style-name="Standard">
      <style:text-properties officeooo:rsid="001787a4" officeooo:paragraph-rsid="00185ecc"/>
    </style:style>
    <style:style style:name="P3" style:family="paragraph" style:parent-style-name="Standard">
      <style:text-properties officeooo:rsid="00185ecc" officeooo:paragraph-rsid="00185ecc"/>
    </style:style>
    <style:style style:name="P4" style:family="paragraph" style:parent-style-name="Standard">
      <style:text-properties officeooo:rsid="00193f35" officeooo:paragraph-rsid="00193f35"/>
    </style:style>
    <style:style style:name="T1" style:family="text">
      <style:text-properties officeooo:rsid="00185ecc"/>
    </style:style>
    <style:style style:name="T2" style:family="text">
      <style:text-properties officeooo:rsid="00193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 Commands:</text:p>
      <text:p text:style-name="P1"/>
      <text:p text:style-name="P1">%8ball <text:tab/>%8<text:tab/><text:tab/>Gives you an answer to a question</text:p>
      <text:p text:style-name="P1">%diceroll <text:span text:style-name="T1">(Sides of the Dice)</text:span><text:tab/><text:tab/>%roll <text:tab/><text:tab/>Rolls a Dice (Default is 6 Sides)</text:p>
      <text:p text:style-name="P1">%<text:span text:style-name="T1">coinflip <text:tab/>%coin <text:tab/>%flip <text:tab/>Flips a Coin, Heads or Tails</text:span></text:p>
      <text:p text:style-name="P1"/>
      <text:p text:style-name="P3">Infomation Commands:</text:p>
      <text:p text:style-name="P3"/>
      <text:p text:style-name="P3">%help &amp;h <text:tab/><text:tab/><text:tab/>Gives you a list of commands</text:p>
      <text:p text:style-name="P3">%invite <text:tab/><text:tab/><text:tab/>Get a link to add Timiki to your Server</text:p>
      <text:p text:style-name="P3">%membercount <text:tab/><text:tab/>See the total membercount for the current server</text:p>
      <text:p text:style-name="P3">%ping <text:tab/><text:tab/><text:tab/><text:tab/>See Timiki’s Latency</text:p>
      <text:p text:style-name="P3">%uptime <text:tab/><text:tab/><text:tab/>See how long Timiki has been online for</text:p>
      <text:p text:style-name="P3">%<text:span text:style-name="T2">prefix <text:tab/><text:tab/><text:tab/>Tells you the prefix for the server</text:span></text:p>
      <text:p text:style-name="P3"/>
      <text:p text:style-name="P3">Moderation Commands (Requires “Bot Controller” Role and a “mod-log” text channel) :</text:p>
      <text:p text:style-name="P3"/>
      <text:p text:style-name="P3">%kick @user <text:tab/><text:tab/><text:tab/>Kick the Mentioned user</text:p>
      <text:p text:style-name="P3">%stop<text:tab/><text:tab/><text:tab/><text:tab/>Stops the song Timiki is playing</text:p>
      <text:p text:style-name="P3">%purge (Number of messages to purge) <text:tab/>Purge the channel of the given number of messages</text:p>
      <text:p text:style-name="P3"/>
      <text:p text:style-name="P3">Admin Commands (Requires “Bot Admin” Role and a “mod-log” text channel) :</text:p>
      <text:p text:style-name="P3"/>
      <text:p text:style-name="P3">%say [channel] (message) <text:tab/>Send a message to the channel specified</text:p>
      <text:p text:style-name="P2">%<text:span text:style-name="T2">ban @user<text:tab/><text:tab/><text:tab/>Bans the mentioned user</text:span></text:p>
      <text:p text:style-name="P2">%<text:span text:style-name="T2">setprefix (new prefix)<text:tab/>Set the prefix for the server</text:span></text:p>
      <text:p text:style-name="P2"/>
      <text:p text:style-name="P4">Music Commands: </text:p>
      <text:p text:style-name="P4"/>
      <text:p text:style-name="P4">%join <text:tab/><text:tab/><text:tab/><text:tab/>Joins your current voiceChannel</text:p>
      <text:p text:style-name="P4">%leave <text:tab/><text:tab/><text:tab/>leaves the voice Channel</text:p>
      <text:p text:style-name="P4">%play (YouTube Link)<text:tab/>Plays music from a YouTube Video</text:p>
      <text:p text:style-name="P4">%volume (1-100) <text:tab/><text:tab/>Sets the playback volume</text:p>
      <text:p text:style-name="P4">%pause<text:tab/><text:tab/><text:tab/>Pauses the Music</text:p>
      <text:p text:style-name="P4">%resume<text:tab/>%continue<text:tab/><text:tab/><text:tab/>Resumes the music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9:10:21.905546754</meta:creation-date>
    <dc:date>2017-04-16T11:13:33.556609911</dc:date>
    <meta:editing-duration>PT9M48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7" meta:word-count="196" meta:character-count="1207" meta:non-whitespace-character-count="986"/>
  </office:meta>
</office:document-meta>
</file>